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Times New Roman2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2.303cm" style:rel-column-width="47427*"/>
    </style:style>
    <style:style style:name="Таблица1.B" style:family="table-column">
      <style:table-column-properties style:column-width="4.697cm" style:rel-column-width="1810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429cm" style:rel-column-width="9362*"/>
    </style:style>
    <style:style style:name="Таблица2.G" style:family="table-column">
      <style:table-column-properties style:column-width="2.429cm" style:rel-column-width="936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4cm" style:rel-column-width="3211*"/>
    </style:style>
    <style:style style:name="Таблица3.B" style:family="table-column">
      <style:table-column-properties style:column-width="5.669cm" style:rel-column-width="3214*"/>
    </style:style>
    <style:style style:name="Таблица3.C" style:family="table-column">
      <style:table-column-properties style:column-width="5.667cm" style:rel-column-width="3213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44cm" fo:margin-left="-0.037cm" table:align="left" style:shadow="none"/>
    </style:style>
    <style:style style:name="Таблица4.A" style:family="table-column">
      <style:table-column-properties style:column-width="5.711cm"/>
    </style:style>
    <style:style style:name="Таблица4.B" style:family="table-column">
      <style:table-column-properties style:column-width="4.784cm"/>
    </style:style>
    <style:style style:name="Таблица4.C" style:family="table-column">
      <style:table-column-properties style:column-width="6.549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4.001cm" style:rel-column-width="2268*"/>
    </style:style>
    <style:style style:name="Таблица5.B" style:family="table-column">
      <style:table-column-properties style:column-width="2cm" style:rel-column-width="1134*"/>
    </style:style>
    <style:style style:name="Таблица5.E" style:family="table-column">
      <style:table-column-properties style:column-width="1.998cm" style:rel-column-width="1133*"/>
    </style:style>
    <style:style style:name="Таблица5.G" style:family="table-column">
      <style:table-column-properties style:column-width="3cm" style:rel-column-width="1701*"/>
    </style:style>
    <style:style style:name="Таблица5.1" style:family="table-row">
      <style:table-row-properties style:min-row-height="2.69cm"/>
    </style:style>
    <style:style style:name="Таблица5.A1" style:family="table-cell">
      <style:table-cell-properties fo:padding="0.097cm" fo:border-left="0.05pt solid #000000" fo:border-right="none" fo:border-top="0.05pt solid #000000" fo:border-bottom="none"/>
    </style:style>
    <style:style style:name="Таблица5.G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style:font-name="Times New Roman" fo:font-size="14pt" officeooo:rsid="00025b99" officeooo:paragraph-rsid="00025b99" style:font-size-asian="14pt" style:font-size-complex="14pt"/>
    </style:style>
    <style:style style:name="P2" style:family="paragraph" style:parent-style-name="Preformatted_20_Text">
      <style:text-properties style:font-name="Times New Roman" fo:font-size="14pt" officeooo:rsid="00025b99" officeooo:paragraph-rsid="00025b99" style:font-size-asian="14pt" style:font-size-complex="14pt"/>
    </style:style>
    <style:style style:name="P3" style:family="paragraph" style:parent-style-name="Preformatted_20_Text">
      <style:text-properties style:font-name="Times New Roman" fo:font-size="14pt" officeooo:rsid="00025b99" officeooo:paragraph-rsid="0002ea19" style:font-size-asian="14pt" style:font-size-complex="14pt"/>
    </style:style>
    <style:style style:name="P4" style:family="paragraph" style:parent-style-name="Preformatted_20_Text">
      <style:paragraph-properties fo:text-align="justify" style:justify-single-word="false"/>
      <style:text-properties style:font-name="Times New Roman" fo:font-size="14pt" officeooo:rsid="0024a2ae" officeooo:paragraph-rsid="00071a1f" style:font-size-asian="14pt" style:font-size-complex="14pt"/>
    </style:style>
    <style:style style:name="P5" style:family="paragraph" style:parent-style-name="Preformatted_20_Text"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6" style:family="paragraph" style:parent-style-name="Preformatted_20_Text">
      <style:paragraph-properties fo:text-align="justify" style:justify-single-word="false"/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7" style:family="paragraph" style:parent-style-name="Preformatted_20_Text">
      <style:paragraph-properties fo:text-align="justify" style:justify-single-word="false"/>
      <style:text-properties style:font-name="Times New Roman" fo:font-size="14pt" officeooo:rsid="00071a1f" officeooo:paragraph-rsid="00071a1f" style:font-name-asian="Droid Sans Fallback1" style:font-size-asian="14pt" style:font-name-complex="Liberation Mono" style:font-size-complex="14pt"/>
    </style:style>
    <style:style style:name="P8" style:family="paragraph" style:parent-style-name="Preformatted_20_Text">
      <style:text-properties style:font-name="Times New Roman" fo:font-size="14pt" fo:font-weight="bold" officeooo:rsid="0045908b" officeooo:paragraph-rsid="0045908b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style:font-name="Times New Roman" fo:font-size="14pt" fo:font-weight="normal" officeooo:rsid="0045908b" officeooo:paragraph-rsid="0045908b" style:font-size-asian="14pt" style:font-weight-asian="normal" style:font-size-complex="14pt" style:font-weight-complex="normal"/>
    </style:style>
    <style:style style:name="P10" style:family="paragraph" style:parent-style-name="Preformatted_20_Text">
      <style:paragraph-properties fo:text-align="center" style:justify-single-word="false"/>
      <style:text-properties style:font-name="Times New Roman" fo:font-size="14pt" fo:font-style="normal" fo:font-weight="normal" officeooo:paragraph-rsid="005b38b0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Preformatted_20_Text">
      <style:text-properties style:font-name="Times New Roman" fo:font-size="16pt" fo:font-weight="bold" officeooo:paragraph-rsid="0046c809"/>
    </style:style>
    <style:style style:name="P12" style:family="paragraph" style:parent-style-name="Preformatted_20_Text">
      <style:text-properties fo:color="#000000" style:font-name="DejaVu Sans Mono" fo:font-size="11pt" officeooo:paragraph-rsid="00500595" style:font-size-asian="11pt" style:font-size-complex="11pt"/>
    </style:style>
    <style:style style:name="P13" style:family="paragraph" style:parent-style-name="Preformatted_20_Text">
      <style:text-properties officeooo:paragraph-rsid="0045908b"/>
    </style:style>
    <style:style style:name="P14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4b7939" officeooo:paragraph-rsid="0057ca95" style:font-size-asian="13pt" style:font-weight-asian="normal" style:font-size-complex="13pt" style:font-weight-complex="normal"/>
    </style:style>
    <style:style style:name="P15" style:family="paragraph" style:parent-style-name="Text_20_body">
      <style:text-properties style:font-name="Times New Roman" fo:font-size="14pt" officeooo:rsid="00591a10" officeooo:paragraph-rsid="00591a10" style:font-size-asian="14pt" style:font-size-complex="14pt"/>
    </style:style>
    <style:style style:name="P16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DejaVu Sans Mono"/>
    </style:style>
    <style:style style:name="P17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18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/>
    </style:style>
    <style:style style:name="P19" style:family="paragraph" style:parent-style-name="Standard">
      <style:text-properties style:font-name="Times New Roman" fo:font-size="14pt" style:font-size-asian="14pt" style:font-size-complex="14pt"/>
    </style:style>
    <style:style style:name="P20" style:family="paragraph" style:parent-style-name="Standard">
      <style:text-properties style:font-name="Times New Roman" fo:font-size="14pt" officeooo:paragraph-rsid="0061dd10" style:font-size-asian="14pt" style:font-size-complex="14pt"/>
    </style:style>
    <style:style style:name="P21" style:family="paragraph" style:parent-style-name="Text_20_body">
      <style:text-properties style:font-name="Times New Roman" fo:font-size="14pt" officeooo:rsid="005ae6e8" officeooo:paragraph-rsid="005ae6e8" style:font-size-asian="14pt" style:font-size-complex="14pt"/>
    </style:style>
    <style:style style:name="P22" style:family="paragraph" style:parent-style-name="Text_20_body">
      <style:text-properties style:font-name="Times New Roman" fo:font-size="14pt" officeooo:rsid="005f52d1" officeooo:paragraph-rsid="005f52d1" style:font-size-asian="14pt" style:font-size-complex="14pt"/>
    </style:style>
    <style:style style:name="P23" style:family="paragraph" style:parent-style-name="Text_20_body">
      <style:text-properties style:font-name="Times New Roman" fo:font-size="14pt" officeooo:rsid="00591a10" officeooo:paragraph-rsid="00591a10" style:font-size-asian="14pt" style:font-size-complex="14pt"/>
    </style:style>
    <style:style style:name="P24" style:family="paragraph" style:parent-style-name="Text_20_body">
      <style:text-properties officeooo:rsid="005f52d1" officeooo:paragraph-rsid="005f52d1"/>
    </style:style>
    <style:style style:name="P25" style:family="paragraph" style:parent-style-name="Text_20_body">
      <style:text-properties officeooo:paragraph-rsid="005f52d1"/>
    </style:style>
    <style:style style:name="P26" style:family="paragraph" style:parent-style-name="Preformatted_20_Text" style:master-page-name="First_20_Page">
      <style:paragraph-properties fo:text-align="center" style:justify-single-word="false" style:page-number="auto"/>
      <style:text-properties style:font-name="Times New Roman" fo:font-size="14pt" officeooo:rsid="00025b99" officeooo:paragraph-rsid="00025b99" style:font-size-asian="14pt" style:font-size-complex="14pt"/>
    </style:style>
    <style:style style:name="P27" style:family="paragraph" style:parent-style-name="Preformatted_20_Text">
      <style:paragraph-properties fo:text-align="start" style:justify-single-word="false"/>
      <style:text-properties fo:color="#000000" style:font-name="DejaVu Sans Mono" fo:font-size="10pt" officeooo:rsid="005e286f" officeooo:paragraph-rsid="005e286f" style:font-size-asian="10pt" style:font-size-complex="10pt"/>
    </style:style>
    <style:style style:name="P28" style:family="paragraph" style:parent-style-name="Preformatted_20_Text">
      <style:paragraph-properties fo:text-align="start" style:justify-single-word="false"/>
      <style:text-properties fo:color="#000000" style:font-name="DejaVu Sans Mono" fo:font-size="10pt" style:font-size-asian="10pt" style:font-size-complex="10pt"/>
    </style:style>
    <style:style style:name="P29" style:family="paragraph" style:parent-style-name="Preformatted_20_Text">
      <style:paragraph-properties fo:text-align="start" style:justify-single-word="false"/>
      <style:text-properties fo:color="#000000" style:font-name="DejaVu Sans Mono" fo:font-size="10pt" officeooo:paragraph-rsid="005ae6e8" style:font-size-asian="10pt" style:font-size-complex="10pt"/>
    </style:style>
    <style:style style:name="P30" style:family="paragraph" style:parent-style-name="Preformatted_20_Text">
      <style:paragraph-properties fo:text-align="start" style:justify-single-word="false"/>
      <style:text-properties fo:color="#000000" style:font-name="DejaVu Sans Mono"/>
    </style:style>
    <style:style style:name="P31" style:family="paragraph" style:parent-style-name="Preformatted_20_Text">
      <style:text-properties fo:color="#000000" style:font-name="DejaVu Sans Mono" officeooo:paragraph-rsid="00500595"/>
    </style:style>
    <style:style style:name="P32" style:family="paragraph" style:parent-style-name="Preformatted_20_Text">
      <style:paragraph-properties fo:text-align="start" style:justify-single-word="false"/>
      <style:text-properties fo:color="#000000" style:font-name="Times New Roman" fo:font-size="14pt" officeooo:rsid="00591a10" officeooo:paragraph-rsid="00591a10" style:font-size-asian="14pt" style:font-size-complex="14pt"/>
    </style:style>
    <style:style style:name="P33" style:family="paragraph" style:parent-style-name="Preformatted_20_Text">
      <style:paragraph-properties fo:text-align="start" style:justify-single-word="false"/>
      <style:text-properties fo:color="#000000" style:font-name="DejaVu Sans Mono1" fo:font-size="10pt" style:font-size-asian="10pt" style:font-size-complex="10pt"/>
    </style:style>
    <style:style style:name="P34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35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000000" style:font-name="Times New Roman" fo:font-size="14pt" officeooo:rsid="00591a10" officeooo:paragraph-rsid="00591a10" style:font-size-asian="14pt" style:font-size-complex="14pt"/>
    </style:style>
    <style:style style:name="P36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000000" style:font-name="Times New Roman" fo:font-size="14pt" officeooo:rsid="005cace2" officeooo:paragraph-rsid="005cace2" style:font-size-asian="14pt" style:font-size-complex="14pt"/>
    </style:style>
    <style:style style:name="P37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000000" style:font-name="DejaVu Sans Mono1" fo:font-size="10pt" officeooo:rsid="005cd183" officeooo:paragraph-rsid="005cd183" style:font-size-asian="10pt" style:font-size-complex="10pt"/>
    </style:style>
    <style:style style:name="P38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000000" style:font-name="DejaVu Sans Mono1" fo:font-size="10pt" style:font-size-asian="10pt" style:font-size-complex="10pt"/>
    </style:style>
    <style:style style:name="P39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000000" style:font-name="DejaVu Sans Mono1" fo:font-size="10pt" officeooo:paragraph-rsid="00591a10" style:font-size-asian="10pt" style:font-size-complex="10pt"/>
    </style:style>
    <style:style style:name="P40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/>
    </style:style>
    <style:style style:name="P41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000000" style:font-name="DejaVu Sans Mono" officeooo:rsid="005cd183" officeooo:paragraph-rsid="005cd183"/>
    </style:style>
    <style:style style:name="P42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000000" style:font-name="DejaVu Sans Mono"/>
    </style:style>
    <style:style style:name="P43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000000" style:font-name="DejaVu Sans Mono" officeooo:paragraph-rsid="005ae6e8"/>
    </style:style>
    <style:style style:name="P44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000000" style:font-name="DejaVu Sans Mono" officeooo:paragraph-rsid="00591a10"/>
    </style:style>
    <style:style style:name="P45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officeooo:paragraph-rsid="0061dd10"/>
    </style:style>
    <style:style style:name="P46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officeooo:rsid="0061dd10" officeooo:paragraph-rsid="0061dd10"/>
    </style:style>
    <style:style style:name="P47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officeooo:rsid="00638d1e" officeooo:paragraph-rsid="00638d1e"/>
    </style:style>
    <style:style style:name="P48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DejaVu Sans Mono"/>
    </style:style>
    <style:style style:name="P49" style:family="paragraph" style:parent-style-name="Preformatted_20_Text">
      <style:paragraph-properties fo:margin-top="0cm" fo:margin-bottom="0.499cm" style:contextual-spacing="false" fo:text-align="start" style:justify-single-word="false" fo:background-color="#ffffff">
        <style:background-image/>
      </style:paragraph-properties>
      <style:text-properties fo:color="#000000" style:font-name="DejaVu Sans Mono" fo:font-size="10pt" officeooo:paragraph-rsid="005ae6e8" style:font-size-asian="10pt" style:font-size-complex="10pt"/>
    </style:style>
    <style:style style:name="P50" style:family="paragraph" style:parent-style-name="Preformatted_20_Text">
      <style:paragraph-properties fo:margin-top="0cm" fo:margin-bottom="0.499cm" style:contextual-spacing="false" fo:text-align="start" style:justify-single-word="false" fo:background-color="#ffffff">
        <style:background-image/>
      </style:paragraph-properties>
      <style:text-properties fo:color="#000000" style:font-name="DejaVu Sans Mono" fo:font-size="10pt" officeooo:paragraph-rsid="00591a10" style:font-size-asian="10pt" style:font-size-complex="10pt"/>
    </style:style>
    <style:style style:name="P51" style:family="paragraph" style:parent-style-name="Preformatted_20_Text">
      <style:paragraph-properties fo:margin-top="0cm" fo:margin-bottom="0.499cm" style:contextual-spacing="false" fo:text-align="start" style:justify-single-word="false" fo:background-color="#ffffff">
        <style:background-image/>
      </style:paragraph-properties>
      <style:text-properties fo:color="#000000" style:font-name="DejaVu Sans Mono"/>
    </style:style>
    <style:style style:name="P52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DejaVu Sans Mono" officeooo:rsid="00663c58" officeooo:paragraph-rsid="00663c58"/>
    </style:style>
    <style:style style:name="P53" style:family="paragraph" style:parent-style-name="Preformatted_20_Text">
      <style:paragraph-properties fo:margin-top="0cm" fo:margin-bottom="0.499cm" style:contextual-spacing="false" fo:text-align="start" style:justify-single-word="false" fo:background-color="#ffffff">
        <style:background-image/>
      </style:paragraph-properties>
      <style:text-properties fo:color="#000000" style:font-name="DejaVu Sans Mono1" fo:font-size="10pt" style:font-size-asian="10pt" style:font-size-complex="10pt"/>
    </style:style>
    <style:style style:name="P54" style:family="paragraph" style:parent-style-name="Preformatted_20_Text">
      <style:paragraph-properties fo:margin-top="0cm" fo:margin-bottom="0.499cm" style:contextual-spacing="false" fo:text-align="start" style:justify-single-word="false" fo:background-color="#ffffff">
        <style:background-image/>
      </style:paragraph-properties>
      <style:text-properties fo:color="#000000" style:font-name="DejaVu Sans Mono1" fo:font-size="10pt" officeooo:paragraph-rsid="00591a10" style:font-size-asian="10pt" style:font-size-complex="10pt"/>
    </style:style>
    <style:style style:name="P55" style:family="paragraph" style:parent-style-name="Heading_20_2">
      <style:text-properties fo:font-size="16pt" fo:language="be" fo:country="BY" fo:font-weight="bold" style:font-size-asian="16pt" style:font-weight-asian="bold" style:font-size-complex="16pt" style:font-weight-complex="bold"/>
    </style:style>
    <style:style style:name="P56" style:family="paragraph" style:parent-style-name="Heading_20_2" style:list-style-name=""/>
    <style:style style:name="P57" style:family="paragraph" style:parent-style-name="Heading_20_2">
      <style:text-properties fo:color="#000000" style:font-name="Times New Roman" fo:font-size="16pt" officeooo:rsid="0057ca95" officeooo:paragraph-rsid="0057ca95" style:font-size-asian="16pt" style:font-size-complex="16pt"/>
    </style:style>
    <style:style style:name="P58" style:family="paragraph" style:parent-style-name="Heading_20_2">
      <style:text-properties officeooo:paragraph-rsid="0061dd10"/>
    </style:style>
    <style:style style:name="P59" style:family="paragraph" style:parent-style-name="Heading_20_2">
      <style:paragraph-properties fo:break-before="page"/>
    </style:style>
    <style:style style:name="P60" style:family="paragraph" style:parent-style-name="Heading_20_2">
      <style:paragraph-properties fo:break-before="page"/>
      <style:text-properties fo:font-variant="normal" fo:text-transform="none" fo:color="#000000" style:font-name="Times New Roman" fo:font-size="14pt" fo:letter-spacing="normal" fo:font-style="normal" fo:font-weight="normal" officeooo:rsid="00591a10" officeooo:paragraph-rsid="00591a10" style:font-size-asian="14pt" style:font-weight-asian="normal" style:font-size-complex="14pt" style:font-weight-complex="normal"/>
    </style:style>
    <style:style style:name="T1" style:family="text">
      <style:text-properties officeooo:rsid="0002ea19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4pt" fo:font-style="italic" style:text-underline-style="none" fo:font-weight="normal" style:text-blinking="false" fo:background-color="transparent" loext:char-shading-value="0" style:font-size-asian="14pt" style:font-style-asian="italic" style:font-size-complex="14pt" style:font-style-complex="italic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officeooo:rsid="0041714e" style:text-blinking="false" fo:background-color="transparent" loext:char-shading-value="0"/>
    </style:style>
    <style:style style:name="T4" style:family="text"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T5" style:family="text">
      <style:text-properties fo:font-variant="normal" fo:text-transform="none" style:font-name="Times New Roman" fo:font-size="14pt" fo:letter-spacing="normal" fo:font-style="normal" fo:font-weight="normal" fo:background-color="transparent" loext:char-shading-value="0" style:font-size-asian="14pt" style:font-size-complex="14pt"/>
    </style:style>
    <style:style style:name="T6" style:family="text">
      <style:text-properties officeooo:rsid="00246c02"/>
    </style:style>
    <style:style style:name="T7" style:family="text">
      <style:text-properties style:font-name="Times New Roman" fo:font-size="14pt" fo:language="be" fo:country="BY" fo:font-style="italic" officeooo:rsid="0045908b" style:font-size-asian="14pt" style:font-style-asian="italic" style:font-size-complex="14pt" style:font-style-complex="italic"/>
    </style:style>
    <style:style style:name="T8" style:family="text">
      <style:text-properties style:font-name="Times New Roman" fo:font-size="14pt" fo:language="be" fo:country="BY" fo:font-style="italic" officeooo:rsid="0057ca95" style:font-size-asian="14pt" style:font-style-asian="italic" style:font-size-complex="14pt" style:font-style-complex="italic"/>
    </style:style>
    <style:style style:name="T9" style:family="text">
      <style:text-properties style:font-name="Times New Roman" fo:font-size="14pt" fo:language="be" fo:country="BY" fo:font-style="italic" fo:font-weight="normal" officeooo:rsid="0057ca95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style:font-name="Times New Roman" fo:font-size="14pt" fo:letter-spacing="normal" fo:font-style="italic" fo:font-weight="normal" fo:background-color="transparent" loext:char-shading-value="0" style:font-size-asian="14pt" style:font-size-complex="14pt"/>
    </style:style>
    <style:style style:name="T11" style:family="text">
      <style:text-properties style:font-name="Times New Roman" fo:font-size="16pt" fo:language="be" fo:country="BY" fo:font-weight="normal" officeooo:rsid="0041d4cd" style:font-size-asian="16pt" style:font-weight-asian="normal" style:font-size-complex="16pt" style:font-weight-complex="normal"/>
    </style:style>
    <style:style style:name="T12" style:family="text">
      <style:text-properties officeooo:rsid="0046c809"/>
    </style:style>
    <style:style style:name="T13" style:family="text">
      <style:text-properties fo:color="#000080" fo:font-weight="bold"/>
    </style:style>
    <style:style style:name="T14" style:family="text">
      <style:text-properties fo:color="#000080" style:font-name="DejaVu Sans Mono" fo:font-weight="bold"/>
    </style:style>
    <style:style style:name="T15" style:family="text">
      <style:text-properties style:font-name="DejaVu Sans Mono"/>
    </style:style>
    <style:style style:name="T16" style:family="text">
      <style:text-properties style:font-name="DejaVu Sans Mono" fo:font-style="italic"/>
    </style:style>
    <style:style style:name="T17" style:family="text">
      <style:text-properties style:font-name="DejaVu Sans Mono" fo:background-color="#ffe4ff" loext:char-shading-value="0"/>
    </style:style>
    <style:style style:name="T18" style:family="text">
      <style:text-properties style:font-name="DejaVu Sans Mono" fo:background-color="#e4e4ff" loext:char-shading-value="0"/>
    </style:style>
    <style:style style:name="T19" style:family="text">
      <style:text-properties fo:color="#660e7a" style:font-name="DejaVu Sans Mono" fo:font-weight="bold"/>
    </style:style>
    <style:style style:name="T20" style:family="text">
      <style:text-properties fo:color="#0000ff" style:font-name="DejaVu Sans Mono"/>
    </style:style>
    <style:style style:name="T21" style:family="text">
      <style:text-properties officeooo:rsid="005213f2"/>
    </style:style>
    <style:style style:name="T22" style:family="text">
      <style:text-properties officeooo:rsid="0057ca95"/>
    </style:style>
    <style:style style:name="T23" style:family="text">
      <style:text-properties officeooo:rsid="0045908b" style:font-size-asian="16pt" style:font-weight-asian="bold" style:font-size-complex="16pt" style:font-weight-complex="bold"/>
    </style:style>
    <style:style style:name="T24" style:family="text">
      <style:text-properties officeooo:rsid="005b38b0"/>
    </style:style>
    <style:style style:name="T25" style:family="text">
      <style:text-properties officeooo:rsid="00025b99"/>
    </style:style>
    <style:style style:name="T26" style:family="text">
      <style:text-properties officeooo:rsid="005bc929"/>
    </style:style>
    <style:style style:name="T27" style:family="text">
      <style:text-properties officeooo:rsid="005e286f"/>
    </style:style>
    <style:style style:name="T28" style:family="text">
      <style:text-properties officeooo:rsid="0061dd10"/>
    </style:style>
    <style:style style:name="T29" style:family="text">
      <style:text-properties officeooo:rsid="00638d1e"/>
    </style:style>
    <style:style style:name="T30" style:family="text">
      <style:text-properties style:font-name="Times New Roman" fo:font-size="14pt" style:font-size-asian="14pt" style:font-size-complex="14pt"/>
    </style:style>
    <style:style style:name="T31" style:family="text">
      <style:text-properties style:font-name="Times New Roman" fo:font-size="14pt" officeooo:rsid="0061dd10" style:font-size-asian="14pt" style:font-size-complex="14pt"/>
    </style:style>
    <style:style style:name="T32" style:family="text">
      <style:text-properties style:font-name="Times New Roman" fo:font-size="14pt" officeooo:rsid="00644a00" style:font-size-asian="14pt" style:font-size-complex="14pt"/>
    </style:style>
    <style:style style:name="T33" style:family="text">
      <style:text-properties style:font-name="Times New Roman" fo:font-size="14pt" officeooo:rsid="0065b79a" style:font-size-asian="14pt" style:font-size-complex="14pt"/>
    </style:style>
    <style:style style:name="T34" style:family="text">
      <style:text-properties style:font-name="Times New Roman" fo:font-size="14pt" officeooo:rsid="00692c2a" style:font-size-asian="14pt" style:font-size-complex="14pt"/>
    </style:style>
    <style:style style:name="T35" style:family="text">
      <style:text-properties style:font-name="Times New Roman" fo:font-size="14pt" officeooo:rsid="0069f578" style:font-size-asian="14pt" style:font-size-complex="14pt"/>
    </style:style>
    <style:style style:name="T36" style:family="text">
      <style:text-properties style:font-name="Times New Roman" fo:font-size="14pt" officeooo:rsid="006a7c56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Учреждение образования</text:p>
      <text:p text:style-name="P1"><text:s/>«БЕЛОРУССКИЙ ГОСУДАРСТВЕННЫЙ УНИВЕРСИТЕТ </text:p>
      <text:p text:style-name="P1">ИНФОРМАТИКИ И РАДИОЭЛЕКТРОНИКИ»</text:p>
      <text:p text:style-name="P1"/>
      <text:p text:style-name="P1"/>
      <text:p text:style-name="P1"/>
      <text:p text:style-name="P1"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 по лабораторной работе №<text:span text:style-name="T24">3</text:span></text:p>
      <text:p text:style-name="P1">по курсу «<text:span text:style-name="T6">Методы решения задач в интеллектуальных системах</text:span>»</text:p>
      <text:p text:style-name="P10"><text:span text:style-name="T25">на тему: «Р</text:span><text:span text:style-name="T3">елаксационные нейронные сети</text:span><text:span text:style-name="T25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Выполнил студент</text:p>
            <text:p text:style-name="P5">группы 421702:</text:p>
          </table:table-cell>
          <table:table-cell table:style-name="Таблица1.A1" office:value-type="string">
            <text:p text:style-name="P6">Бруцкий Д.С.</text:p>
            <text:p text:style-name="P7"/>
          </table:table-cell>
        </table:table-row>
        <table:table-row>
          <table:table-cell table:style-name="Таблица1.A1" office:value-type="string">
            <text:p text:style-name="P5">Проверил:</text:p>
          </table:table-cell>
          <table:table-cell table:style-name="Таблица1.A1" office:value-type="string">
            <text:p text:style-name="P4">Ивашенко В.П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h text:style-name="P55" text:outline-level="2"><text:soft-page-break/>Цель</text:h>
      <text:p text:style-name="P13"><text:span text:style-name="T11"><text:tab/></text:span><text:span text:style-name="T9">О</text:span><text:span text:style-name="T2">знакомиться, проанализировать и получить навыки реализации модели релаксационной нейронной сети для задачи распознавания образов.</text:span></text:p>
      <text:p text:style-name="Text_20_body"><text:span text:style-name="T7"><text:tab/>Реализовать модель нейронной сети </text:span><text:span text:style-name="T8">Хемминга.</text:span></text:p>
      <text:p text:style-name="P8"/>
      <text:h text:style-name="Heading_20_2" text:outline-level="2">Используемые обозначения</text:h>
      <text:p text:style-name="P9"><text:tab/><text:span text:style-name="T22">n</text:span> — <text:span text:style-name="T22">размер запоминаемого образа</text:span></text:p>
      <text:p text:style-name="P9"><text:tab/><text:span text:style-name="T22">m</text:span>— <text:span text:style-name="T22">количество запоминаемых образов</text:span></text:p>
      <text:p text:style-name="P9"><text:tab/><text:span text:style-name="T12">sequence — числовая последовательность</text:span></text:p>
      <text:p text:style-name="P9"><text:tab/><text:span text:style-name="T21">step — коэффициент обучения</text:span></text:p>
      <text:p text:style-name="P9"><text:tab/><text:span text:style-name="T21">iterations — количество итераций обучения</text:span></text:p>
      <text:p text:style-name="P9"/>
      <text:h text:style-name="Heading_20_2" text:outline-level="2">Описание модели</text:h>
      <text:p text:style-name="P11"><text:span text:style-name="T23"><text:tab/></text:span><text:span text:style-name="T4">Сеть состоит из двух слоев. Первый и второй слои имеют по m нейронов. Нейроны первого слоя имеют по n синапсов, соединенных со входами сети (образующими фиктивный нулевой слой). Нейроны второго слоя связаны между собой ингибиторными (отрицательными обратными) синаптическими связями. Единственный синапс с положительной обратной связью для каждого нейрона соединен с его же аксоном.</text:span></text:p>
      <text:h text:style-name="P56" text:outline-level="2"/>
      <text:h text:style-name="P59" text:outline-level="2"><text:bookmark-start text:name="__DdeLink__1034_1986582717"/>Реализация</text:h>
      <text:p text:style-name="P14">Модель реализована на языке программирование java. Для проведения операций с матрицами используется библиотека jama.</text:p>
      <text:h text:style-name="P57" text:outline-level="2"><text:bookmark-end text:name="__DdeLink__1034_1986582717"/>Алгоритм функционирования сети</text:h>
      <text:p text:style-name="P31"><text:span text:style-name="T13">private </text:span>Matrix startWork(Matrix matrix) {</text:p>
      <text:p text:style-name="P17"><text:s text:c="4"/><text:span text:style-name="T19">iterations </text:span><text:span text:style-name="T15">= </text:span><text:span text:style-name="T20">0</text:span><text:span text:style-name="T15">;</text:span></text:p>
      <text:p text:style-name="P17"><text:s text:c="4"/><text:span text:style-name="T15">Matrix oldAxons = matrix.times(</text:span><text:span text:style-name="T19">inputWeights</text:span><text:span text:style-name="T15">);</text:span></text:p>
      <text:p text:style-name="P17"><text:s text:c="4"/><text:span text:style-name="T15">oldAxons.plusEquals(</text:span><text:span text:style-name="T14">new </text:span><text:span text:style-name="T15">Matrix(</text:span><text:span text:style-name="T20">1</text:span><text:span text:style-name="T15">, </text:span><text:span text:style-name="T19">layersSize</text:span><text:span text:style-name="T15">, </text:span><text:span text:style-name="T19">t</text:span><text:span text:style-name="T15">));</text:span></text:p>
      <text:p text:style-name="P17"><text:s text:c="4"/><text:span text:style-name="T15">oldAxons = activationFunction(oldAxons);</text:span></text:p>
      <text:p text:style-name="P17"><text:s text:c="4"/><text:span text:style-name="T14">for </text:span><text:span text:style-name="T15">(Matrix newAxons = </text:span><text:span text:style-name="T14">null</text:span><text:span text:style-name="T15">; newAxons == </text:span><text:span text:style-name="T14">null </text:span><text:span text:style-name="T15">|| hemmingDistance(newAxons, oldAxons) != </text:span><text:span text:style-name="T20">0</text:span><text:span text:style-name="T15">; ) {</text:span></text:p>
      <text:p text:style-name="P17"><text:s text:c="8"/><text:span text:style-name="T19">iterations</text:span><text:span text:style-name="T15">++;</text:span></text:p>
      <text:p text:style-name="P17"><text:s text:c="8"/><text:span text:style-name="T14">if</text:span><text:span text:style-name="T15">(newAxons != </text:span><text:span text:style-name="T14">null</text:span><text:span text:style-name="T15">) oldAxons = newAxons;</text:span></text:p>
      <text:p text:style-name="P17"><text:s text:c="8"/><text:span text:style-name="T15">newAxons = oldAxons.copy();</text:span></text:p>
      <text:p text:style-name="P17"><text:s text:c="8"/><text:span text:style-name="T15">Matrix correction = newAxons.times(</text:span><text:span text:style-name="T19">workingWeights</text:span><text:span text:style-name="T15">);</text:span></text:p>
      <text:p text:style-name="P17"><text:s text:c="8"/><text:span text:style-name="T15">newAxons = newAxons.plusEquals(correction);</text:span></text:p>
      <text:p text:style-name="P17"><text:s text:c="8"/><text:span text:style-name="T15">newAxons = activationFunction(newAxons);</text:span></text:p>
      <text:p text:style-name="P17"><text:s text:c="4"/><text:span text:style-name="T15">}</text:span></text:p>
      <text:p text:style-name="P17"><text:s text:c="4"/><text:span text:style-name="T14">return </text:span><text:span text:style-name="T15">oldAxons;</text:span></text:p>
      <text:p text:style-name="P16">}</text:p>
      <text:p text:style-name="P31"/>
      <text:p text:style-name="P52"><text:span text:style-name="T5">Для оценки стабилизации решения вычисляется расстояние Хемминга.</text:span></text:p>
      <text:p text:style-name="P16"><text:span text:style-name="T13">private int </text:span>hemmingDistance(Matrix newAxons, Matrix oldAxons) {</text:p>
      <text:p text:style-name="P17"><text:s text:c="4"/><text:span text:style-name="T14">int </text:span><text:span text:style-name="T15">distance = </text:span><text:span text:style-name="T20">0</text:span><text:span text:style-name="T15">;</text:span></text:p>
      <text:p text:style-name="P17"><text:s text:c="4"/><text:span text:style-name="T14">for </text:span><text:span text:style-name="T15">(</text:span><text:span text:style-name="T14">int </text:span><text:span text:style-name="T15">i = </text:span><text:span text:style-name="T20">0</text:span><text:span text:style-name="T15">; i &lt; newAxons.getColumnDimension(); i++) {</text:span></text:p>
      <text:p text:style-name="P17"><text:s text:c="8"/><text:span text:style-name="T14">if </text:span><text:span text:style-name="T15">(</text:span><text:span text:style-name="T16">abs</text:span><text:span text:style-name="T15">(newAxons.get(</text:span><text:span text:style-name="T20">0</text:span><text:span text:style-name="T15">, i) - oldAxons.get(</text:span><text:span text:style-name="T20">0</text:span><text:span text:style-name="T15">, i)) &gt; </text:span><text:span text:style-name="T20">0.000001</text:span><text:span text:style-name="T15">) distance++;</text:span></text:p>
      <text:p text:style-name="P17"><text:s text:c="4"/><text:span text:style-name="T15">}</text:span></text:p>
      <text:p text:style-name="P17"><text:s text:c="4"/><text:span text:style-name="T14">return </text:span><text:span text:style-name="T15">distance;</text:span></text:p>
      <text:p text:style-name="P52">}</text:p>
      <text:p text:style-name="P16"/>
      <text:p text:style-name="P16"/>
      <text:p text:style-name="P12"><text:tab/></text:p>
      <text:h text:style-name="P60" text:outline-level="2">В сеть было загружено 7 <text:span text:style-name="T26">псевдографических</text:span> <text:span text:style-name="T26">образов</text:span> размером 6*6</text:h>
      <table:table table:name="Таблица2" table:style-name="Таблица2">
        <table:table-column table:style-name="Таблица2.A" table:number-columns-repeated="6"/>
        <table:table-column table:style-name="Таблица2.G"/>
        <table:table-row>
          <table:table-cell table:style-name="Таблица2.A1" office:value-type="string">
            <text:p text:style-name="P18">,,,#,,</text:p>
            <text:p text:style-name="P18">,,#,#,</text:p>
            <text:p text:style-name="P18">,#,,,#</text:p>
            <text:p text:style-name="P18">,#,,,#</text:p>
            <text:p text:style-name="P18">,#####</text:p>
            <text:p text:style-name="P16">,#,,,#</text:p>
          </table:table-cell>
          <table:table-cell table:style-name="Таблица2.A1" office:value-type="string">
            <text:p text:style-name="P18">,,,,,,</text:p>
            <text:p text:style-name="P18">,,,,,,</text:p>
            <text:p text:style-name="P18">,,,,,,</text:p>
            <text:p text:style-name="P18">,,,,,,</text:p>
            <text:p text:style-name="P18">,,,,,,</text:p>
            <text:p text:style-name="P16">,,,,,,</text:p>
          </table:table-cell>
          <table:table-cell table:style-name="Таблица2.A1" office:value-type="string">
            <text:p text:style-name="P18">#,,,,#</text:p>
            <text:p text:style-name="P18">##,,,#</text:p>
            <text:p text:style-name="P18">#,#,,#</text:p>
            <text:p text:style-name="P18">#,,#,#</text:p>
            <text:p text:style-name="P18">#,,,##</text:p>
            <text:p text:style-name="P16">#,,,,#</text:p>
          </table:table-cell>
          <table:table-cell table:style-name="Таблица2.A1" office:value-type="string">
            <text:p text:style-name="P18">,####,</text:p>
            <text:p text:style-name="P18">,#,,,#</text:p>
            <text:p text:style-name="P18">,#,,,#</text:p>
            <text:p text:style-name="P18">,####,</text:p>
            <text:p text:style-name="P18">,#,,,,</text:p>
            <text:p text:style-name="P16">,#,,,,</text:p>
          </table:table-cell>
          <table:table-cell table:style-name="Таблица2.A1" office:value-type="string">
            <text:p text:style-name="P18"><text:bookmark-start text:name="__DdeLink__1693_924426851"/>,,##,,</text:p>
            <text:p text:style-name="P18">,#,,#,</text:p>
            <text:p text:style-name="P18">,,#,,,</text:p>
            <text:p text:style-name="P18">,,,#,,</text:p>
            <text:p text:style-name="P18">,#,,#,</text:p>
            <text:p text:style-name="P16">,,##,,<text:bookmark-end text:name="__DdeLink__1693_924426851"/></text:p>
          </table:table-cell>
          <table:table-cell table:style-name="Таблица2.A1" office:value-type="string">
            <text:p text:style-name="P18">######</text:p>
            <text:p text:style-name="P18">,,,,,,</text:p>
            <text:p text:style-name="P18">######</text:p>
            <text:p text:style-name="P18">,,,,,,</text:p>
            <text:p text:style-name="P18">######</text:p>
            <text:p text:style-name="P16">,,,,,,</text:p>
          </table:table-cell>
          <table:table-cell table:style-name="Таблица2.G1" office:value-type="string">
            <text:p text:style-name="P18">######</text:p>
            <text:p text:style-name="P18">,,,,#,</text:p>
            <text:p text:style-name="P18">,,,#,,</text:p>
            <text:p text:style-name="P18">,,#,,,</text:p>
            <text:p text:style-name="P18">,#,,,,</text:p>
            <text:p text:style-name="P16">######</text:p>
          </table:table-cell>
        </table:table-row>
      </table:table>
      <text:p text:style-name="P15">Затем на вход сети подавались зашумленные образы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32">Входной образ</text:p>
          </table:table-cell>
          <table:table-cell table:style-name="Таблица3.A1" office:value-type="string">
            <text:p text:style-name="P35">Образ распознанный сетью</text:p>
          </table:table-cell>
          <table:table-cell table:style-name="Таблица3.C1" office:value-type="string">
            <text:p text:style-name="P36">Количество итераций для достижения релаксации</text:p>
          </table:table-cell>
        </table:table-row>
        <table:table-row>
          <table:table-cell table:style-name="Таблица3.A2" office:value-type="string">
            <text:p text:style-name="P33">,,,#,,</text:p>
            <text:p text:style-name="P38">,,#,#,</text:p>
            <text:p text:style-name="P38">,#,,,,</text:p>
            <text:p text:style-name="P38">,#,,,#</text:p>
            <text:p text:style-name="P38">,#,,##</text:p>
            <text:p text:style-name="P53">,#,,,#</text:p>
          </table:table-cell>
          <table:table-cell table:style-name="Таблица3.A2" office:value-type="string">
            <text:p text:style-name="P39">,,,#,,</text:p>
            <text:p text:style-name="P39">,,#,#,</text:p>
            <text:p text:style-name="P39">,#,,,#</text:p>
            <text:p text:style-name="P39">,#,,,#</text:p>
            <text:p text:style-name="P39">,#####</text:p>
            <text:p text:style-name="P54">,#,,,#</text:p>
          </table:table-cell>
          <table:table-cell table:style-name="Таблица3.C2" office:value-type="string">
            <text:p text:style-name="P37">1021</text:p>
          </table:table-cell>
        </table:table-row>
        <table:table-row>
          <table:table-cell table:style-name="Таблица3.A2" office:value-type="string">
            <text:p text:style-name="P33">,,,,,,</text:p>
            <text:p text:style-name="P38">,,,,,,</text:p>
            <text:p text:style-name="P38">,,,,,,</text:p>
            <text:p text:style-name="P38">,,##,,</text:p>
            <text:p text:style-name="P38">,,,#,,</text:p>
            <text:p text:style-name="P53">,,,,,,</text:p>
          </table:table-cell>
          <table:table-cell table:style-name="Таблица3.A2" office:value-type="string">
            <text:p text:style-name="P44">,,,,,,</text:p>
            <text:p text:style-name="P44">,,,,,,</text:p>
            <text:p text:style-name="P44">,,,,,,</text:p>
            <text:p text:style-name="P44">,,,,,,</text:p>
            <text:p text:style-name="P44">,,,,,,</text:p>
            <text:p text:style-name="P50">,,,,,,</text:p>
          </table:table-cell>
          <table:table-cell table:style-name="Таблица3.C2" office:value-type="string">
            <text:p text:style-name="P41">1021</text:p>
          </table:table-cell>
        </table:table-row>
        <table:table-row>
          <table:table-cell table:style-name="Таблица3.A2" office:value-type="string">
            <text:p text:style-name="P33">#,,,,#</text:p>
            <text:p text:style-name="P38">##,,,#</text:p>
            <text:p text:style-name="P38">,,#,,#</text:p>
            <text:p text:style-name="P38">,,,#,#</text:p>
            <text:p text:style-name="P38">,,,,##</text:p>
            <text:p text:style-name="P53">,,,,,#</text:p>
          </table:table-cell>
          <table:table-cell table:style-name="Таблица3.A2" office:value-type="string">
            <text:p text:style-name="P44">#,,,,#</text:p>
            <text:p text:style-name="P44">##,,,#</text:p>
            <text:p text:style-name="P44">#,#,,#</text:p>
            <text:p text:style-name="P44">#,,#,#</text:p>
            <text:p text:style-name="P44">#,,,##</text:p>
            <text:p text:style-name="P50">#,,,,#</text:p>
          </table:table-cell>
          <table:table-cell table:style-name="Таблица3.C2" office:value-type="string">
            <text:p text:style-name="P41">1021</text:p>
          </table:table-cell>
        </table:table-row>
        <table:table-row>
          <table:table-cell table:style-name="Таблица3.A2" office:value-type="string">
            <text:p text:style-name="P33">,####,</text:p>
            <text:p text:style-name="P38">,#,,,#</text:p>
            <text:p text:style-name="P38">,#,,,#</text:p>
            <text:p text:style-name="P38">,##,#,</text:p>
            <text:p text:style-name="P38">,#,,,,</text:p>
            <text:p text:style-name="P53">,#,,,,</text:p>
          </table:table-cell>
          <table:table-cell table:style-name="Таблица3.A2" office:value-type="string">
            <text:p text:style-name="P44">,####,</text:p>
            <text:p text:style-name="P44">,#,,,#</text:p>
            <text:p text:style-name="P44">,#,,,#</text:p>
            <text:p text:style-name="P44">,####,</text:p>
            <text:p text:style-name="P44">,#,,,,</text:p>
            <text:p text:style-name="P50">,#,,,,</text:p>
          </table:table-cell>
          <table:table-cell table:style-name="Таблица3.C2" office:value-type="string">
            <text:p text:style-name="P41">1022</text:p>
          </table:table-cell>
        </table:table-row>
        <table:table-row>
          <table:table-cell table:style-name="Таблица3.A2" office:value-type="string">
            <text:p text:style-name="P33">,,##,,</text:p>
            <text:p text:style-name="P38">,#,,#,</text:p>
            <text:p text:style-name="P38">,,,,,,</text:p>
            <text:p text:style-name="P38">,,,,,,</text:p>
            <text:p text:style-name="P38">,#,,#,</text:p>
            <text:p text:style-name="P53">,,##,,</text:p>
          </table:table-cell>
          <table:table-cell table:style-name="Таблица3.A2" office:value-type="string">
            <text:p text:style-name="P44">,,##,,</text:p>
            <text:p text:style-name="P44">,#,,#,</text:p>
            <text:p text:style-name="P44">,,#,,,</text:p>
            <text:p text:style-name="P44">,,,#,,</text:p>
            <text:p text:style-name="P44">,#,,#,</text:p>
            <text:p text:style-name="P50">,,##,,</text:p>
          </table:table-cell>
          <table:table-cell table:style-name="Таблица3.C2" office:value-type="string">
            <text:p text:style-name="P41">1022</text:p>
          </table:table-cell>
        </table:table-row>
      </table:table>
      <text:p text:style-name="P15"/>
      <text:p text:style-name="P22"/>
      <text:p text:style-name="P25"/>
      <text:p text:style-name="P22"><text:soft-page-break/>На вход сети подавались инвер<text:span text:style-name="T28">т</text:span>ированные образы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32">Входной образ</text:p>
          </table:table-cell>
          <table:table-cell table:style-name="Таблица4.A1" office:value-type="string">
            <text:p text:style-name="P35">Образ распознанный сетью</text:p>
          </table:table-cell>
          <table:table-cell table:style-name="Таблица4.C1" office:value-type="string">
            <text:p text:style-name="P36">Количество итераций, <text:span text:style-name="T27">необходимых</text:span> для достижения релаксации</text:p>
          </table:table-cell>
        </table:table-row>
        <table:table-row>
          <table:table-cell table:style-name="Таблица4.A2" office:value-type="string">
            <text:p text:style-name="P28">###,##</text:p>
            <text:p text:style-name="P42">##,#,#</text:p>
            <text:p text:style-name="P42">#,###,</text:p>
            <text:p text:style-name="P42">#,###,</text:p>
            <text:p text:style-name="P42">#,,,,,</text:p>
            <text:p text:style-name="P51">#,###,</text:p>
          </table:table-cell>
          <table:table-cell table:style-name="Таблица4.A2" office:value-type="string">
            <text:p text:style-name="P28"><text:bookmark-start text:name="__DdeLink__1703_924426851"/>######</text:p>
            <text:p text:style-name="P42">,,,,#,</text:p>
            <text:p text:style-name="P42">,,,#,,</text:p>
            <text:p text:style-name="P42">,,#,,,</text:p>
            <text:p text:style-name="P42">,#,,,,</text:p>
            <text:p text:style-name="P51">######<text:bookmark-end text:name="__DdeLink__1703_924426851"/></text:p>
          </table:table-cell>
          <table:table-cell table:style-name="Таблица4.C2" office:value-type="string">
            <text:p text:style-name="P27">1050</text:p>
          </table:table-cell>
        </table:table-row>
        <table:table-row>
          <table:table-cell table:style-name="Таблица4.A2" office:value-type="string">
            <text:p text:style-name="P28">######</text:p>
            <text:p text:style-name="P42">######</text:p>
            <text:p text:style-name="P42">######</text:p>
            <text:p text:style-name="P42">######</text:p>
            <text:p text:style-name="P42">######</text:p>
            <text:p text:style-name="P51">######</text:p>
          </table:table-cell>
          <table:table-cell table:style-name="Таблица4.A2" office:value-type="string">
            <text:p text:style-name="P28">#,,,,#</text:p>
            <text:p text:style-name="P42">##,,,#</text:p>
            <text:p text:style-name="P42">#,#,,#</text:p>
            <text:p text:style-name="P42">#,,#,#</text:p>
            <text:p text:style-name="P42">#,,,##</text:p>
            <text:p text:style-name="P51">#,,,,#</text:p>
          </table:table-cell>
          <table:table-cell table:style-name="Таблица4.C2" office:value-type="string">
            <text:p text:style-name="P27">1024</text:p>
          </table:table-cell>
        </table:table-row>
        <table:table-row>
          <table:table-cell table:style-name="Таблица4.A2" office:value-type="string">
            <text:p text:style-name="P28">,####,</text:p>
            <text:p text:style-name="P42">,,###,</text:p>
            <text:p text:style-name="P42">,#,##,</text:p>
            <text:p text:style-name="P42">,##,#,</text:p>
            <text:p text:style-name="P42">,###,,</text:p>
            <text:p text:style-name="P51">,####,</text:p>
          </table:table-cell>
          <table:table-cell table:style-name="Таблица4.A2" office:value-type="string">
            <text:p text:style-name="P28">,,,,,,</text:p>
            <text:p text:style-name="P42">,,,,,,</text:p>
            <text:p text:style-name="P42">,,,,,,</text:p>
            <text:p text:style-name="P42">,,,,,,</text:p>
            <text:p text:style-name="P42">,,,,,,</text:p>
            <text:p text:style-name="P51">,,,,,,</text:p>
          </table:table-cell>
          <table:table-cell table:style-name="Таблица4.C2" office:value-type="string">
            <text:p text:style-name="P27">1049</text:p>
          </table:table-cell>
        </table:table-row>
        <table:table-row>
          <table:table-cell table:style-name="Таблица4.A2" office:value-type="string">
            <text:p text:style-name="P28">#,,,,#</text:p>
            <text:p text:style-name="P42">#,###,</text:p>
            <text:p text:style-name="P42">#,###,</text:p>
            <text:p text:style-name="P42">#,,,,#</text:p>
            <text:p text:style-name="P42">#,####</text:p>
            <text:p text:style-name="P51">#,####</text:p>
          </table:table-cell>
          <table:table-cell table:style-name="Таблица4.A2" office:value-type="string">
            <text:p text:style-name="P29">######</text:p>
            <text:p text:style-name="P43">,,,,#,</text:p>
            <text:p text:style-name="P43">,,,#,,</text:p>
            <text:p text:style-name="P43">,,#,,,</text:p>
            <text:p text:style-name="P43">,#,,,,</text:p>
            <text:p text:style-name="P49">######</text:p>
          </table:table-cell>
          <table:table-cell table:style-name="Таблица4.C2" office:value-type="string">
            <text:p text:style-name="P27">1024</text:p>
          </table:table-cell>
        </table:table-row>
        <table:table-row>
          <table:table-cell table:style-name="Таблица4.A2" office:value-type="string">
            <text:p text:style-name="P30">##,,##</text:p>
            <text:p text:style-name="P42">#,##,#</text:p>
            <text:p text:style-name="P42">##,###</text:p>
            <text:p text:style-name="P42">###,##</text:p>
            <text:p text:style-name="P42">#,##,#</text:p>
            <text:p text:style-name="P51">##,,##</text:p>
          </table:table-cell>
          <table:table-cell table:style-name="Таблица4.A2" office:value-type="string">
            <text:p text:style-name="P28">,,,,,,</text:p>
            <text:p text:style-name="P42">,,,,,,</text:p>
            <text:p text:style-name="P42">,,,,,,</text:p>
            <text:p text:style-name="P42">,,,,,,</text:p>
            <text:p text:style-name="P42">,,,,,,</text:p>
            <text:p text:style-name="P51">,,,,,,</text:p>
          </table:table-cell>
          <table:table-cell table:style-name="Таблица4.C2" office:value-type="string">
            <text:p text:style-name="P27">1022</text:p>
          </table:table-cell>
        </table:table-row>
      </table:table>
      <text:p text:style-name="P21"/>
      <text:p text:style-name="P19">В данном опыте сеть обучалась на уменьшенных образах размером 5x5</text:p>
      <text:p text:style-name="P20"/>
      <table:table table:name="Таблица5" table:style-name="Таблица5">
        <table:table-column table:style-name="Таблица5.A"/>
        <table:table-column table:style-name="Таблица5.B" table:number-columns-repeated="3"/>
        <table:table-column table:style-name="Таблица5.E"/>
        <table:table-column table:style-name="Таблица5.B"/>
        <table:table-column table:style-name="Таблица5.G"/>
        <table:table-row table:style-name="Таблица5.1">
          <table:table-cell table:style-name="Таблица5.A1" office:value-type="string">
            <text:p text:style-name="P46"><text:span text:style-name="T29">О</text:span>браз</text:p>
          </table:table-cell>
          <table:table-cell table:style-name="Таблица5.A1" office:value-type="string">
            <text:p text:style-name="P45">,,#,,</text:p>
            <text:p text:style-name="P18">,#,#,</text:p>
            <text:p text:style-name="P18">#,,,#</text:p>
            <text:p text:style-name="P18">#####</text:p>
            <text:p text:style-name="P16">#,,,#</text:p>
          </table:table-cell>
          <table:table-cell table:style-name="Таблица5.A1" office:value-type="string">
            <text:p text:style-name="P45">,,,,,</text:p>
            <text:p text:style-name="P18">,,,,,</text:p>
            <text:p text:style-name="P18">,,,,,</text:p>
            <text:p text:style-name="P18">,,,,,</text:p>
            <text:p text:style-name="P16">,,,,,</text:p>
          </table:table-cell>
          <table:table-cell table:style-name="Таблица5.A1" office:value-type="string">
            <text:p text:style-name="P45">#,,,#</text:p>
            <text:p text:style-name="P18">##,,#</text:p>
            <text:p text:style-name="P18">#,#,#</text:p>
            <text:p text:style-name="P18">#,,##</text:p>
            <text:p text:style-name="P16">#,,,#</text:p>
          </table:table-cell>
          <table:table-cell table:style-name="Таблица5.A1" office:value-type="string">
            <text:p text:style-name="P45">####,</text:p>
            <text:p text:style-name="P18">#,,,#</text:p>
            <text:p text:style-name="P18">#,,,#</text:p>
            <text:p text:style-name="P18">####,</text:p>
            <text:p text:style-name="P16">#,,,,</text:p>
          </table:table-cell>
          <table:table-cell table:style-name="Таблица5.A1" office:value-type="string">
            <text:p text:style-name="P45">#####</text:p>
            <text:p text:style-name="P18">,,,,,</text:p>
            <text:p text:style-name="P18">#####</text:p>
            <text:p text:style-name="P18">,,,,,</text:p>
            <text:p text:style-name="P16">#####</text:p>
          </table:table-cell>
          <table:table-cell table:style-name="Таблица5.G1" office:value-type="string">
            <text:p text:style-name="P45">#####</text:p>
            <text:p text:style-name="P18">,,,#,</text:p>
            <text:p text:style-name="P18">,,#,,</text:p>
            <text:p text:style-name="P18">,#,,,</text:p>
            <text:p text:style-name="P16">#####</text:p>
          </table:table-cell>
        </table:table-row>
        <table:table-row>
          <table:table-cell table:style-name="Таблица5.A2" office:value-type="string">
            <text:p text:style-name="P47">Итерации до релаксации</text:p>
          </table:table-cell>
          <table:table-cell table:style-name="Таблица5.A2" office:value-type="string">
            <text:p text:style-name="P45">1022</text:p>
          </table:table-cell>
          <table:table-cell table:style-name="Таблица5.A2" office:value-type="string">
            <text:p text:style-name="P45">1022</text:p>
          </table:table-cell>
          <table:table-cell table:style-name="Таблица5.A2" office:value-type="string">
            <text:p text:style-name="P45">1022</text:p>
          </table:table-cell>
          <table:table-cell table:style-name="Таблица5.A2" office:value-type="string">
            <text:p text:style-name="P45">1022</text:p>
          </table:table-cell>
          <table:table-cell table:style-name="Таблица5.A2" office:value-type="string">
            <text:p text:style-name="P45">1022</text:p>
          </table:table-cell>
          <table:table-cell table:style-name="Таблица5.G2" office:value-type="string">
            <text:p text:style-name="P45">1022</text:p>
          </table:table-cell>
        </table:table-row>
      </table:table>
      <text:h text:style-name="P58" text:outline-level="2"><text:soft-page-break/>Вывод</text:h>
      <text:p text:style-name="P24"><text:tab/><text:span text:style-name="T30">Сеть Хемминга распознает все образы, на которых она обучена. Сеть Хемминга распознает инвер</text:span><text:span text:style-name="T31">тированные</text:span><text:span text:style-name="T30"> </text:span><text:span text:style-name="T34">обучающие образы</text:span><text:span text:style-name="T30">, как образы, имеющее наименьшее расстояние Хемминга </text:span><text:span text:style-name="T34">до распознаваемого образа</text:span><text:span text:style-name="T30">. </text:span></text:p>
      <text:p text:style-name="P24"><text:span text:style-name="T30"><text:tab/></text:span><text:span text:style-name="T32">Сеть достигает состояния релаксации </text:span><text:span text:style-name="T36">при распознании различных образов</text:span><text:span text:style-name="T32"> </text:span><text:span text:style-name="T35">за</text:span><text:span text:style-name="T32"> близкое количество итераций. При этом количество итераций не зависит от размера образов, на которых обуч</text:span><text:span text:style-name="T33">ае</text:span><text:span text:style-name="T32">тся сет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Times New Roman2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-bash" style:family="paragraph" style:parent-style-name="Standard">
      <style:paragraph-properties fo:margin-top="0.199cm" fo:margin-bottom="0.199cm" style:contextual-spacing="true" fo:padding="0.199cm" fo:border="0.06pt fine-dashed #000000" style:shadow="none"/>
      <style:text-properties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2ea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6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tab/><text:span text:style-name="MT1">Минск, 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1-26T11:03:58.389021937</dc:date>
    <meta:editing-duration>PT15H10M11S</meta:editing-duration>
    <meta:editing-cycles>68</meta:editing-cycles>
    <meta:document-statistic meta:table-count="5" meta:image-count="0" meta:object-count="0" meta:page-count="6" meta:paragraph-count="275" meta:word-count="569" meta:character-count="4201" meta:non-whitespace-character-count="3785"/>
  </office:meta>
</office:document-meta>
</file>